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269" officeooo:paragraph-rsid="001cb269"/>
    </style:style>
    <style:style style:name="P2" style:family="paragraph" style:parent-style-name="Standard">
      <style:text-properties officeooo:rsid="001cdb42" officeooo:paragraph-rsid="001cdb42"/>
    </style:style>
    <style:style style:name="P3" style:family="paragraph" style:parent-style-name="Standard">
      <style:text-properties officeooo:rsid="001e465d" officeooo:paragraph-rsid="001e465d"/>
    </style:style>
    <style:style style:name="P4" style:family="paragraph" style:parent-style-name="Standard">
      <style:text-properties officeooo:rsid="00221fcc" officeooo:paragraph-rsid="00221fcc"/>
    </style:style>
    <style:style style:name="P5" style:family="paragraph" style:parent-style-name="Standard">
      <style:text-properties officeooo:rsid="00236857" officeooo:paragraph-rsid="00236857"/>
    </style:style>
    <style:style style:name="P6" style:family="paragraph" style:parent-style-name="Standard">
      <style:text-properties officeooo:rsid="00236857" officeooo:paragraph-rsid="00236857"/>
    </style:style>
    <style:style style:name="P7" style:family="paragraph" style:parent-style-name="Standard">
      <style:text-properties officeooo:rsid="00249a53" officeooo:paragraph-rsid="00249a53"/>
    </style:style>
    <style:style style:name="P8" style:family="paragraph" style:parent-style-name="Standard">
      <style:text-properties officeooo:rsid="0025a1c2" officeooo:paragraph-rsid="0025a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ins:</text:p>
      <text:p text:style-name="P3">Attribution to Classic Numizmatic Group</text:p>
      <text:p text:style-name="P3"/>
      <text:p text:style-name="P1"><text:a xlink:type="simple" xlink:href="https://upload.wikimedia.org/wikipedia/commons/a/a5/001-knossos-01.jpg" text:style-name="Internet_20_link" text:visited-style-name="Visited_20_Internet_20_Link">https://upload.wikimedia.org/wikipedia/commons/a/a5/001-knossos-01.jpg</text:a></text:p>
      <text:p text:style-name="P1"/>
      <text:p text:style-name="P1"><text:a xlink:type="simple" xlink:href="https://images.vcoins.com/product_image/12/N/6/n52JEik4g5sDeNF8Bb9w3KZkz7Y9Ty.jpg" text:style-name="Internet_20_link" text:visited-style-name="Visited_20_Internet_20_Link">https://images.vcoins.com/product_image/12/N/6/n52JEik4g5sDeNF8Bb9w3KZkz7Y9Ty.jpg</text:a></text:p>
      <text:p text:style-name="P1"/>
      <text:p text:style-name="P1"><text:a xlink:type="simple" xlink:href="https://i.pinimg.com/originals/20/ce/6a/20ce6a6570dae5afdfb46b9328b25f86.jpg" text:style-name="Internet_20_link" text:visited-style-name="Visited_20_Internet_20_Link">https://i.pinimg.com/originals/20/ce/6a/20ce6a6570dae5afdfb46b9328b25f86.jpg</text:a></text:p>
      <text:p text:style-name="P1"/>
      <text:p text:style-name="P1"><text:a xlink:type="simple" xlink:href="https://www.numisbids.com/sales/hosted/nomos/013/image00202.jpg" text:style-name="Internet_20_link" text:visited-style-name="Visited_20_Internet_20_Link">https://www.numisbids.com/sales/hosted/nomos/013/image00202.jpg</text:a></text:p>
      <text:p text:style-name="P1"/>
      <text:p text:style-name="P1"><text:a xlink:type="simple" xlink:href="https://www.colosseocollection.com/img/s/v-10/p2724129943-3.jpg" text:style-name="Internet_20_link" text:visited-style-name="Visited_20_Internet_20_Link">https://www.colosseocollection.com/img/s/v-10/p2724129943-3.jpg</text:a></text:p>
      <text:p text:style-name="P1"/>
      <text:p text:style-name="P1"><text:a xlink:type="simple" xlink:href="https://encrypted-tbn0.gstatic.com/images?q=tbn%3AANd9GcT7-wbU4P7lrGiGoAyXOHwKQzj-9HRDhuYEPg&amp;usqp=CAU" text:style-name="Internet_20_link" text:visited-style-name="Visited_20_Internet_20_Link">https://encrypted-tbn0.gstatic.com/images?q=tbn%3AANd9GcT7-wbU4P7lrGiGoAyXOHwKQzj-9HRDhuYEPg&amp;usqp=CAU</text:a></text:p>
      <text:p text:style-name="P1"/>
      <text:p text:style-name="P1"><text:a xlink:type="simple" xlink:href="https://www.numisbids.com/sales/hosted/fruehwald/100/image00213.jpg" text:style-name="Internet_20_link" text:visited-style-name="Visited_20_Internet_20_Link">https://www.numisbids.com/sales/hosted/fruehwald/100/image00213.jpg</text:a></text:p>
      <text:p text:style-name="P1"/>
      <text:p text:style-name="P1"><text:a xlink:type="simple" xlink:href="https://www.numisbids.com/sales/hosted/fruehwald/100/image00233.jpg" text:style-name="Internet_20_link" text:visited-style-name="Visited_20_Internet_20_Link">https://www.numisbids.com/sales/hosted/fruehwald/100/image00233.jpg</text:a></text:p>
      <text:p text:style-name="P1"/>
      <text:p text:style-name="P1"><text:a xlink:type="simple" xlink:href="https://www.muenzen-ritter.de/media/catalog/product/cache/1/image/9df78eab33525d08d6e5fb8d27136e95/6/7/67336-roemische-kaiserzeit-augustus-denar-12-vchr-ssvz_1.jpg" text:style-name="Internet_20_link" text:visited-style-name="Visited_20_Internet_20_Link">https://www.muenzen-ritter.de/media/catalog/product/cache/1/image/9df78eab33525d08d6e5fb8d27136e95/6/7/67336-roemische-kaiserzeit-augustus-denar-12-vchr-ssvz_1.jpg</text:a></text:p>
      <text:p text:style-name="P1"/>
      <text:p text:style-name="P1"><text:a xlink:type="simple" xlink:href="https://img.ma-shops.de/cdma/pic/combined37852.jpg" text:style-name="Internet_20_link" text:visited-style-name="Visited_20_Internet_20_Link">https://img.ma-shops.de/cdma/pic/combined37852.jpg</text:a></text:p>
      <text:p text:style-name="P1"/>
      <text:p text:style-name="P1"><text:a xlink:type="simple" xlink:href="https://upload.wikimedia.org/wikipedia/commons/e/e2/RSC_0022_-_transparent_background.png" text:style-name="Internet_20_link" text:visited-style-name="Visited_20_Internet_20_Link">https://upload.wikimedia.org/wikipedia/commons/e/e2/RSC_0022_-_transparent_background.png</text:a></text:p>
      <text:p text:style-name="P1"/>
      <text:p text:style-name="P1"><text:a xlink:type="simple" xlink:href="https://oll.libertyfund.org/thumbs/b5-5v-0-0;b5-5v/22551-Demarateion2-400.png" text:style-name="Internet_20_link" text:visited-style-name="Visited_20_Internet_20_Link">https://oll.libertyfund.org/thumbs/b5-5v-0-0;b5-5v/22551-Demarateion2-400.png</text:a></text:p>
      <text:p text:style-name="P1"/>
      <text:p text:style-name="P2"><text:a xlink:type="simple" xlink:href="https://images.vcoins.com/product_image/246/S/6/Sdm87QJyMa4QeAE3eD6oJjT9qC2zH5.jpg" text:style-name="Internet_20_link" text:visited-style-name="Visited_20_Internet_20_Link">https://images.vcoins.com/product_image/246/S/6/Sdm87QJyMa4QeAE3eD6oJjT9qC2zH5.jpg</text:a></text:p>
      <text:p text:style-name="P2"/>
      <text:p text:style-name="P2"><text:a xlink:type="simple" xlink:href="https://www.wildwinds.com/coins/greece/cilicia/kelenderis/SNGFr_71cf.jpg" text:style-name="Internet_20_link" text:visited-style-name="Visited_20_Internet_20_Link">https://www.wildwinds.com/coins/greece/cilicia/kelenderis/SNGFr_71cf.jpg</text:a></text:p>
      <text:p text:style-name="P2"/>
      <text:p text:style-name="P2"><text:a xlink:type="simple" xlink:href="https://www.numismall.com/acc/images/P/w33686.jpg" text:style-name="Internet_20_link" text:visited-style-name="Visited_20_Internet_20_Link">https://www.numismall.com/acc/images/P/w33686.jpg</text:a></text:p>
      <text:p text:style-name="P2"/>
      <text:p text:style-name="P2"><text:a xlink:type="simple" xlink:href="https://www.wildwinds.com/coins/greece/caria/satraps/maussollos/SNGvA_2358.jpg" text:style-name="Internet_20_link" text:visited-style-name="Visited_20_Internet_20_Link">https://www.wildwinds.com/coins/greece/caria/satraps/maussollos/SNGvA_2358.jpg</text:a></text:p>
      <text:p text:style-name="P2"/>
      <text:p text:style-name="P3"><text:a xlink:type="simple" xlink:href="https://upload.wikimedia.org/wikipedia/commons/b/b9/Coin_Cilicia_Herakles.jpg" text:style-name="Internet_20_link" text:visited-style-name="Visited_20_Internet_20_Link">https://upload.wikimedia.org/wikipedia/commons/b/b9/Coin_Cilicia_Herakles.jpg</text:a></text:p>
      <text:p text:style-name="P3"/>
      <text:p text:style-name="P3"><text:a xlink:type="simple" xlink:href="https://upload.wikimedia.org/wikipedia/commons/3/3c/Silver_coin_of_Elizabeth_I_of_England.jpg" text:style-name="Internet_20_link" text:visited-style-name="Visited_20_Internet_20_Link">https://upload.wikimedia.org/wikipedia/commons/3/3c/Silver_coin_of_Elizabeth_I_of_England.jpg</text:a></text:p>
      <text:p text:style-name="P3"/>
      <text:p text:style-name="P3"><text:a xlink:type="simple" xlink:href="https://upload.wikimedia.org/wikipedia/commons/f/f5/Silver_coin_of_Bahram_II.jpg" text:style-name="Internet_20_link" text:visited-style-name="Visited_20_Internet_20_Link">https://upload.wikimedia.org/wikipedia/commons/f/f5/Silver_coin_of_Bahram_II.jpg</text:a></text:p>
      <text:p text:style-name="P3"/>
      <text:p text:style-name="P4"><text:a xlink:type="simple" xlink:href="https://upload.wikimedia.org/wikipedia/commons/0/0f/Silver_coin_of_Ardashir_I%2C_struck_at_the_Ctesiphon_mint.jpg" text:style-name="Internet_20_link" text:visited-style-name="Visited_20_Internet_20_Link">https://upload.wikimedia.org/wikipedia/commons/0/0f/Silver_coin_of_Ardashir_I%2C_struck_at_the_Ctesiphon_mint.jpg</text:a></text:p>
      <text:p text:style-name="P4"/>
      <text:p text:style-name="P4"><text:a xlink:type="simple" xlink:href="https://upload.wikimedia.org/wikipedia/commons/c/ca/Ardashir_I_Coin.jpg" text:style-name="Internet_20_link" text:visited-style-name="Visited_20_Internet_20_Link">https://upload.wikimedia.org/wikipedia/commons/c/ca/Ardashir_I_Coin.jpg</text:a></text:p>
      <text:p text:style-name="P4"/>
      <text:p text:style-name="P5"><text:a xlink:type="simple" xlink:href="https://upload.wikimedia.org/wikipedia/commons/thumb/b/ba/Kunindas_coin_with_Chaitya.jpg/440px-Kunindas_coin_with_Chaitya.jpg" text:style-name="Internet_20_link" text:visited-style-name="Visited_20_Internet_20_Link">https://upload.wikimedia.org/wikipedia/commons/thumb/b/ba/Kunindas_coin_with_Chaitya.jpg/440px-Kunindas_coin_with_Chaitya.jpg</text:a></text:p>
      <text:p text:style-name="P5"/>
      <text:p text:style-name="P7"><text:soft-page-break/>copy-icon: Icons made by &lt;a href="https://www.flaticon.com/authors/vitaly-gorbachev" title="Vitaly Gorbachev"&gt;Vitaly Gorbachev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those-icons" title="Those Icons"&gt;Those Icons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17:16.743777576</meta:creation-date>
    <dc:date>2020-11-11T12:03:49.587390598</dc:date>
    <meta:editing-duration>PT10M2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55" meta:character-count="2246" meta:non-whitespace-character-count="2217"/>
  </office:meta>
</office:document-meta>
</file>